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7"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8"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1" style:family="paragraph" style:parent-style-name="Standard">
      <style:paragraph-properties fo:text-align="start" style:justify-single-word="false"/>
      <style:text-properties officeooo:rsid="0025b180" officeooo:paragraph-rsid="0025b180"/>
    </style:style>
    <style:style style:name="P12" style:family="paragraph" style:parent-style-name="Standard">
      <style:paragraph-properties fo:text-align="start" style:justify-single-word="false"/>
      <style:text-properties officeooo:paragraph-rsid="006ecff0"/>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officeooo:rsid="001dc900"/>
    </style:style>
    <style:style style:name="T76" style:family="text">
      <style:text-properties fo:color="#cccccc" fo:font-style="normal" style:text-underline-style="none" officeooo:rsid="0025b180" fo:background-color="#1f1f1f" loext:char-shading-value="0" style:font-style-asian="normal" style:font-style-complex="normal"/>
    </style:style>
    <style:style style:name="T77"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78"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79"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80"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81"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82" style:family="text">
      <style:text-properties officeooo:rsid="002a6d10"/>
    </style:style>
    <style:style style:name="T83" style:family="text">
      <style:text-properties officeooo:rsid="002b21f0"/>
    </style:style>
    <style:style style:name="T84" style:family="text">
      <style:text-properties fo:color="#c9211e" fo:font-style="normal" style:text-underline-style="solid" style:text-underline-width="auto" style:text-underline-color="font-color" officeooo:rsid="002c87a5" style:font-style-asian="normal" style:font-style-complex="normal"/>
    </style:style>
    <style:style style:name="T85" style:family="text">
      <style:text-properties fo:color="#c9211e" fo:font-style="normal" style:text-underline-style="solid" style:text-underline-width="auto" style:text-underline-color="font-color" officeooo:rsid="004b5d9c" style:font-style-asian="normal" style:font-style-complex="normal"/>
    </style:style>
    <style:style style:name="T86" style:family="text">
      <style:text-properties fo:color="#c9211e" fo:font-style="normal" style:text-underline-style="solid" style:text-underline-width="auto" style:text-underline-color="font-color" officeooo:rsid="0068e4d6" style:font-style-asian="normal" style:font-style-complex="normal"/>
    </style:style>
    <style:style style:name="T87" style:family="text">
      <style:text-properties fo:color="#c9211e" fo:font-style="normal" style:text-underline-style="solid" style:text-underline-width="auto" style:text-underline-color="font-color" officeooo:rsid="006ecff0" style:font-style-asian="normal" style:font-style-complex="normal"/>
    </style:style>
    <style:style style:name="T88" style:family="text">
      <style:text-properties fo:color="#c9211e" fo:font-style="normal" style:text-underline-style="none" officeooo:rsid="002c87a5" style:font-style-asian="normal" style:font-style-complex="normal"/>
    </style:style>
    <style:style style:name="T89" style:family="text">
      <style:text-properties fo:color="#c9211e" style:text-underline-style="solid" style:text-underline-width="auto" style:text-underline-color="font-color" officeooo:rsid="0071ac60"/>
    </style:style>
    <style:style style:name="T90" style:family="text">
      <style:text-properties officeooo:rsid="004ea784"/>
    </style:style>
    <style:style style:name="T91"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7">- Migrations vers la base de données <text:span text:style-name="T90">avec </text:span><text:span text:style-name="T10">symfony console doctrine:migrations:migrate</text:span></text:p>
      <text:p text:style-name="P6">- <text:span text:style-name="T75">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76">        </text:span><text:span text:style-name="T78">&lt;</text:span><text:span text:style-name="T79">meta</text:span><text:span text:style-name="T77"> </text:span><text:span text:style-name="T80">name</text:span><text:span text:style-name="T77">=</text:span><text:span text:style-name="T81">"viewport"</text:span><text:span text:style-name="T77"> </text:span><text:span text:style-name="T80">content</text:span><text:span text:style-name="T77">=</text:span><text:span text:style-name="T81">"width=device-width, initial-scale=1.0"</text:span><text:span text:style-name="T78">&gt;</text:span></text:p>
      <text:p text:style-name="P8">pour le responsive dans le base.html.twig</text:p>
      <text:p text:style-name="P1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6">- <text:span text:style-name="T82">Ajout d’une navbar et d’un footer de test, depuis la doc bootstrap ( docs/components/navbar et copie du code, puis insertion dans le bloc body )</text:span></text:p>
      <text:p text:style-name="P6">- <text:span text:style-name="T83">Création d’un dossier partials pour éviter de saturer le base.html, et les appeler avec un include</text:span></text:p>
      <text:p text:style-name="P3"><text:span text:style-name="T14">- </text:span><text:span text:style-name="T22">Authentification avec la commande </text:span><text:span text:style-name="T84">symfony console make:auth </text:span><text:span text:style-name="T88">: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9">-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85">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86">addReference()</text:span><text:span text:style-name="T65">, puis la référence est récupérée grâce à un </text:span><text:span text:style-name="T86">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87">DependentFixtureInterface</text:span><text:span text:style-name="T69"> sur ImagesFixtures, et on instancie </text:span><text:span text:style-name="T87">getDependencies</text:span><text:span text:style-name="T69"> <text:s/></text:span></text:p>
      <text:p text:style-name="P10">pour définir les fixtures devant s’exécuter avant notre ImagesFixtures</text:p>
      <text:p text:style-name="P10">- <text:span text:style-name="T91">Création d’un contrôleur pour afficher le profile d’un utilisateur. On utilise la commande </text:span><text:span text:style-name="T89">symfony console make:controlleur ProfileControlleur</text:span><text:span text:style-name="T91"> pour le créer. On utilise pour ce contrôleur une route globale profile et des routes dérivées pour chaque méthode.</text:span></text:p>
      <text:p text:style-name="P12"><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12"><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28T13:44:55.093000000</dc:date>
    <meta:editing-duration>PT11H35M32S</meta:editing-duration>
    <meta:editing-cycles>68</meta:editing-cycles>
    <meta:generator>LibreOffice/6.3.4.2$Windows_X86_64 LibreOffice_project/60da17e045e08f1793c57c00ba83cdfce946d0aa</meta:generator>
    <meta:document-statistic meta:table-count="0" meta:image-count="0" meta:object-count="0" meta:page-count="3" meta:paragraph-count="47" meta:word-count="1305" meta:character-count="8492" meta:non-whitespace-character-count="7223"/>
  </office:meta>
</office:document-meta>
</file>